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5d658" officeooo:paragraph-rsid="00197247"/>
    </style:style>
    <style:style style:name="P2" style:family="paragraph" style:parent-style-name="Standard">
      <style:text-properties officeooo:rsid="0024cca8" officeooo:paragraph-rsid="00197247"/>
    </style:style>
    <style:style style:name="P3" style:family="paragraph" style:parent-style-name="Standard">
      <style:text-properties officeooo:rsid="003fce68" officeooo:paragraph-rsid="00197247"/>
    </style:style>
    <style:style style:name="P4" style:family="paragraph" style:parent-style-name="Standard">
      <style:text-properties officeooo:rsid="003fce68" officeooo:paragraph-rsid="001c19e4"/>
    </style:style>
    <style:style style:name="P5" style:family="paragraph" style:parent-style-name="Standard">
      <style:text-properties officeooo:rsid="003fce68" officeooo:paragraph-rsid="001d0129"/>
    </style:style>
    <style:style style:name="P6" style:family="paragraph" style:parent-style-name="Standard">
      <style:text-properties officeooo:rsid="001d0129" officeooo:paragraph-rsid="001d0129"/>
    </style:style>
    <style:style style:name="T1" style:family="text">
      <style:text-properties officeooo:rsid="00496c11"/>
    </style:style>
    <style:style style:name="T2" style:family="text">
      <style:text-properties officeooo:rsid="001c19e4"/>
    </style:style>
    <style:style style:name="T3" style:family="text">
      <style:text-properties officeooo:rsid="002b01c5"/>
    </style:style>
    <style:style style:name="T4" style:family="text">
      <style:text-properties officeooo:rsid="002f7c92"/>
    </style:style>
    <style:style style:name="T5" style:family="text">
      <style:text-properties officeooo:rsid="003086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break-away-programming-coding-interviews/" text:style-name="Internet_20_link" text:visited-style-name="Visited_20_Internet_20_Link">HTTPS://CODERPROG.COM/BREAK-AWAY-PROGRAMMING-CODING-INTERVIEWS/</text:a><text:span text:style-name="T3">10de10</text:span></text:p>
      <text:p text:style-name="P4"><text:a xlink:type="simple" xlink:href="https://coderprog.com/essential-coding-interview-questions/" text:style-name="Internet_20_link" text:visited-style-name="Visited_20_Internet_20_Link"/></text:p>
      <text:p text:style-name="P4"><text:a xlink:type="simple" xlink:href="https://coderprog.com/essential-coding-interview-questions/" text:style-name="Internet_20_link" text:visited-style-name="Visited_20_Internet_20_Link"><text:span text:style-name="T2">HTTPS://CODERPROG.COM/ESSENTIAL-CODING-INTERVIEW-QUESTIONS/</text:span></text:a><text:span text:style-name="T2">2de2</text:span></text:p>
      <text:p text:style-name="P6"><text:a xlink:type="simple" xlink:href="https://coderprog.com/mastering-web-developer-interview-code/" text:style-name="Internet_20_link" text:visited-style-name="Visited_20_Internet_20_Link"/></text:p>
      <text:p text:style-name="P6"><text:a xlink:type="simple" xlink:href="https://coderprog.com/mastering-web-developer-interview-code/" text:style-name="Internet_20_link" text:visited-style-name="Visited_20_Internet_20_Link">HTTPS://CODERPROG.COM/MASTERING-WEB-DEVELOPER-INTERVIEW-CODE/</text:a><text:span text:style-name="T5">3de4</text:span></text:p>
      <text:p text:style-name="P5"/>
      <text:p text:style-name="P3"><text:a xlink:type="simple" xlink:href="https://coderprog.com/advanced-algorithms-in-java/" text:style-name="Internet_20_link" text:visited-style-name="Visited_20_Internet_20_Link">https://coderprog.com/advanced-algorithms-in-java/</text:a></text:p>
      <text:p text:style-name="P1"><text:a xlink:type="simple" xlink:href="https://coderprog.com/java-puzzles-eliminate-code-fear/" text:style-name="Internet_20_link" text:visited-style-name="Visited_20_Internet_20_Link"/></text:p>
      <text:p text:style-name="P1"><text:a xlink:type="simple" xlink:href="https://coderprog.com/java-puzzles-eliminate-code-fear/" text:style-name="Internet_20_link" text:visited-style-name="Visited_20_Internet_20_Link"><text:span text:style-name="T1">https://coderprog.com/java-puzzles-eliminate-code-fear/</text:span></text:a></text:p>
      <text:p text:style-name="P1"><text:a xlink:type="simple" xlink:href="https://coderprog.com/graph-database-fundamentals/" text:style-name="Internet_20_link" text:visited-style-name="Visited_20_Internet_20_Link"/></text:p>
      <text:p text:style-name="P1"><text:a xlink:type="simple" xlink:href="https://coderprog.com/graph-database-fundamentals/" text:style-name="Internet_20_link" text:visited-style-name="Visited_20_Internet_20_Link">https://coderprog.com/graph-database-fundamental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1:27.584878016</meta:creation-date>
    <meta:generator>LibreOffice/5.1.6.2$Linux_X86_64 LibreOffice_project/10m0$Build-2</meta:generator>
    <dc:date>2018-04-25T13:48:54.297366557</dc:date>
    <meta:editing-duration>PT14M34S</meta:editing-duration>
    <meta:editing-cycles>20</meta:editing-cycles>
    <meta:document-statistic meta:table-count="0" meta:image-count="0" meta:object-count="0" meta:page-count="1" meta:paragraph-count="6" meta:word-count="6" meta:character-count="352" meta:non-whitespace-character-count="352"/>
  </office:meta>
</office:document-meta>
</file>